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10000007797FD31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508cm" draw:marker-end="Arrow" draw:marker-end-width="0.508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>
      <style:graphic-properties style:protect="size"/>
    </style:style>
    <style:style style:name="gr8" style:family="graphic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600" style:text-overline-style="solid" style:text-overline-width="auto" style:text-overline-color="font-color"/>
    </style:style>
    <style:style style:name="P4" style:family="paragraph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600" style:text-overline-style="solid" style:text-overline-width="auto" style:text-overline-color="font-color"/>
    </style:style>
    <style:style style:name="T3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4" style:family="text">
      <style:text-properties style:text-position="super 58%" style:font-name="Liberation Sans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5" style:family="text">
      <style:text-properties style:text-position="super 58%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793cm" svg:height="3.096cm" svg:x="12.415cm" svg:y="3.762cm">
          <draw:image xlink:href="Pictures/10000000000000210000007797FD3180.png" xlink:type="simple" xlink:show="embed" xlink:actuate="onLoad">
            <text:p/>
          </draw:image>
        </draw:frame>
        <draw:frame draw:style-name="gr1" draw:text-style-name="P1" draw:layer="layout" svg:width="0.793cm" svg:height="3.096cm" svg:x="12.416cm" svg:y="9.862cm">
          <draw:image xlink:href="Pictures/10000000000000210000007797FD3180.png" xlink:type="simple" xlink:show="embed" xlink:actuate="onLoad">
            <text:p/>
          </draw:image>
        </draw:frame>
        <draw:line draw:style-name="gr2" draw:text-style-name="P1" draw:layer="layout" svg:x1="2.858cm" svg:y1="1.76cm" svg:x2="24.13cm" svg:y2="1.76cm">
          <text:p/>
        </draw:line>
        <draw:line draw:style-name="gr2" draw:text-style-name="P1" draw:layer="layout" svg:x1="2.849cm" svg:y1="2.76cm" svg:x2="24.13cm" svg:y2="2.76cm">
          <text:p/>
        </draw:line>
        <draw:line draw:style-name="gr2" draw:text-style-name="P1" draw:layer="layout" svg:x1="2.84cm" svg:y1="3.759cm" svg:x2="24.13cm" svg:y2="3.759cm">
          <text:p/>
        </draw:line>
        <draw:line draw:style-name="gr2" draw:text-style-name="P1" draw:layer="layout" svg:x1="2.747cm" svg:y1="12.959cm" svg:x2="21.082cm" svg:y2="12.959cm">
          <text:p/>
        </draw:line>
        <draw:line draw:style-name="gr2" draw:text-style-name="P1" draw:layer="layout" svg:x1="2.738cm" svg:y1="13.959cm" svg:x2="24.13cm" svg:y2="13.958cm">
          <text:p/>
        </draw:line>
        <draw:line draw:style-name="gr2" draw:text-style-name="P1" draw:layer="layout" svg:x1="2.729cm" svg:y1="14.959cm" svg:x2="24.13cm" svg:y2="14.986cm">
          <text:p/>
        </draw:line>
        <draw:line draw:style-name="gr3" draw:text-style-name="P1" draw:layer="layout" svg:x1="2.859cm" svg:y1="1.761cm" svg:x2="11.176cm" svg:y2="1.759cm">
          <text:p/>
        </draw:line>
        <draw:line draw:style-name="gr3" draw:text-style-name="P1" draw:layer="layout" svg:x1="2.834cm" svg:y1="2.761cm" svg:x2="12.954cm" svg:y2="2.76cm">
          <text:p/>
        </draw:line>
        <draw:line draw:style-name="gr3" draw:text-style-name="P1" draw:layer="layout" svg:x1="2.809cm" svg:y1="3.762cm" svg:x2="14.478cm" svg:y2="3.759cm">
          <text:p/>
        </draw:line>
        <draw:line draw:style-name="gr3" draw:text-style-name="P1" draw:layer="layout" svg:x1="4.659cm" svg:y1="12.957cm" svg:x2="12.976cm" svg:y2="12.955cm">
          <text:p/>
        </draw:line>
        <draw:line draw:style-name="gr3" draw:text-style-name="P1" draw:layer="layout" svg:x1="3.434cm" svg:y1="13.957cm" svg:x2="13.554cm" svg:y2="13.956cm">
          <text:p/>
        </draw:line>
        <draw:line draw:style-name="gr3" draw:text-style-name="P1" draw:layer="layout" svg:x1="3.409cm" svg:y1="14.958cm" svg:x2="15.078cm" svg:y2="14.955cm">
          <text:p/>
        </draw:line>
        <draw:line draw:style-name="gr4" draw:text-style-name="P1" draw:layer="layout" svg:x1="24.13cm" svg:y1="6.858cm" svg:x2="12.77cm" svg:y2="6.804cm">
          <text:p/>
        </draw:line>
        <draw:line draw:style-name="gr4" draw:text-style-name="P1" draw:layer="layout" svg:x1="20.898cm" svg:y1="9.804cm" svg:x2="12.77cm" svg:y2="9.804cm">
          <text:p/>
        </draw:line>
        <draw:line draw:style-name="gr4" draw:text-style-name="P1" draw:layer="layout" svg:x1="12.77cm" svg:y1="6.804cm" svg:x2="12.77cm" svg:y2="9.804cm">
          <text:p/>
        </draw:line>
        <draw:frame draw:style-name="gr5" draw:text-style-name="P2" draw:layer="layout" svg:width="1.316cm" svg:height="1.356cm" svg:x="1.724cm" svg:y="1.0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1.724cm" svg:y="1.9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1.724cm" svg:y="3.056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1.724cm" svg:y="13.2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1.724cm" svg:y="14.356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1.724cm" svg:y="12.2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46cm" svg:y="13.192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46cm" svg:y="14.292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20.946cm" svg:y="12.192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54cm" svg:y="2.01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54cm" svg:y="3.116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24.054cm" svg:y="1.01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128cm" svg:y="6.096cm">
          <draw:text-box>
            <text:p text:style-name="P2"><text:span text:style-name="T1">d</text:span></text:p>
          </draw:text-box>
        </draw:frame>
        <draw:frame draw:style-name="gr5" draw:text-style-name="P3" draw:layer="layout" svg:width="1.316cm" svg:height="1.356cm" svg:x="20.928cm" svg:y="9.096cm">
          <draw:text-box>
            <text:p text:style-name="P3"><text:span text:style-name="T2">d</text:span></text:p>
          </draw:text-box>
        </draw:frame>
        <draw:frame draw:style-name="gr5" draw:text-style-name="P4" draw:layer="layout" svg:width="1.316cm" svg:height="1.356cm" svg:x="11.428cm" svg:y="4.696cm">
          <draw:text-box>
            <text:p text:style-name="P2"><text:span text:style-name="T3">γ</text:span></text:p>
          </draw:text-box>
        </draw:frame>
        <draw:frame draw:style-name="gr5" draw:text-style-name="P2" draw:layer="layout" svg:width="1.316cm" svg:height="1.356cm" svg:x="11.428cm" svg:y="10.496cm">
          <draw:text-box>
            <text:p text:style-name="P2"><text:span text:style-name="T3">γ</text:span></text:p>
          </draw:text-box>
        </draw:frame>
        <draw:line draw:style-name="gr3" draw:text-style-name="P1" draw:layer="layout" svg:x1="13.716cm" svg:y1="6.806cm" svg:x2="17.018cm" svg:y2="6.804cm">
          <text:p/>
        </draw:line>
        <draw:line draw:style-name="gr3" draw:text-style-name="P1" draw:layer="layout" svg:x1="12.77cm" svg:y1="8.892cm" svg:x2="12.77cm" svg:y2="7.366cm">
          <text:p/>
        </draw:line>
        <draw:line draw:style-name="gr3" draw:text-style-name="P1" draw:layer="layout" svg:x1="17.272cm" svg:y1="9.804cm" svg:x2="14.478cm" svg:y2="9.804cm">
          <text:p/>
        </draw:line>
        <draw:custom-shape draw:style-name="gr6" draw:text-style-name="P1" draw:layer="layout" svg:width="1.778cm" svg:height="4.318cm" svg:x="1.42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4.318cm" svg:x="1.425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4.318cm" svg:x="23.725cm" svg:y="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4.912cm" svg:x="20.574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11.176cm" svg:x="23.77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316cm" svg:height="1.356cm" svg:x="0.224cm" svg:y="2.156cm">
          <draw:text-box>
            <text:p text:style-name="P2"><text:span text:style-name="T1">p</text:span></text:p>
          </draw:text-box>
        </draw:frame>
        <draw:frame draw:style-name="gr5" draw:text-style-name="P2" draw:layer="layout" svg:width="1.316cm" svg:height="1.356cm" svg:x="0.224cm" svg:y="13.256cm">
          <draw:text-box>
            <text:p text:style-name="P2"><text:span text:style-name="T1">p</text:span></text:p>
          </draw:text-box>
        </draw:frame>
        <draw:frame draw:style-name="gr5" draw:text-style-name="P2" draw:layer="layout" svg:width="1.316cm" svg:height="1.356cm" svg:x="25.624cm" svg:y="2.056cm">
          <draw:text-box>
            <text:p text:style-name="P2"><text:span text:style-name="T1">p</text:span></text:p>
          </draw:text-box>
        </draw:frame>
        <draw:frame draw:style-name="gr5" draw:text-style-name="P2" draw:layer="layout" svg:width="1.316cm" svg:height="1.356cm" svg:x="25.624cm" svg:y="10.056cm">
          <draw:text-box>
            <text:p text:style-name="P2"><text:span text:style-name="T1">n</text:span></text:p>
          </draw:text-box>
        </draw:frame>
        <draw:frame draw:style-name="gr5" draw:text-style-name="P2" draw:layer="layout" svg:width="1.59cm" svg:height="1.394cm" svg:x="19.05cm" svg:y="10.456cm">
          <draw:text-box>
            <text:p text:style-name="P2"><text:span text:style-name="T3">π</text:span><text:span text:style-name="T4">+</text:span></text:p>
          </draw:text-box>
        </draw:frame>
        <draw:frame draw:style-name="gr5" draw:text-style-name="P2" draw:layer="layout" svg:width="9.106cm" svg:height="1.394cm" svg:x="0.3cm" svg:y="17.126cm">
          <draw:text-box>
            <text:p text:style-name="P2"><text:span text:style-name="T3">p+p→</text:span><text:span text:style-name="T3">p+n+</text:span><text:span text:style-name="T3">π</text:span><text:span text:style-name="T4">+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0.793cm" svg:height="3.096cm" svg:x="12.415cm" svg:y="3.762cm">
          <draw:image xlink:href="Pictures/10000000000000210000007797FD3180.png" xlink:type="simple" xlink:show="embed" xlink:actuate="onLoad">
            <text:p/>
          </draw:image>
        </draw:frame>
        <draw:frame draw:style-name="gr1" draw:text-style-name="P1" draw:layer="layout" svg:width="0.793cm" svg:height="3.096cm" svg:x="12.416cm" svg:y="9.862cm">
          <draw:image xlink:href="Pictures/10000000000000210000007797FD3180.png" xlink:type="simple" xlink:show="embed" xlink:actuate="onLoad">
            <text:p/>
          </draw:image>
        </draw:frame>
        <draw:line draw:style-name="gr2" draw:text-style-name="P1" draw:layer="layout" svg:x1="2.858cm" svg:y1="1.76cm" svg:x2="24.13cm" svg:y2="1.76cm">
          <text:p/>
        </draw:line>
        <draw:line draw:style-name="gr2" draw:text-style-name="P1" draw:layer="layout" svg:x1="2.849cm" svg:y1="2.76cm" svg:x2="24.13cm" svg:y2="2.76cm">
          <text:p/>
        </draw:line>
        <draw:line draw:style-name="gr2" draw:text-style-name="P1" draw:layer="layout" svg:x1="2.84cm" svg:y1="3.759cm" svg:x2="24.13cm" svg:y2="3.759cm">
          <text:p/>
        </draw:line>
        <draw:line draw:style-name="gr2" draw:text-style-name="P1" draw:layer="layout" svg:x1="2.747cm" svg:y1="12.959cm" svg:x2="21.082cm" svg:y2="12.959cm">
          <text:p/>
        </draw:line>
        <draw:line draw:style-name="gr2" draw:text-style-name="P1" draw:layer="layout" svg:x1="2.738cm" svg:y1="13.959cm" svg:x2="24.13cm" svg:y2="13.958cm">
          <text:p/>
        </draw:line>
        <draw:line draw:style-name="gr2" draw:text-style-name="P1" draw:layer="layout" svg:x1="2.729cm" svg:y1="14.959cm" svg:x2="24.13cm" svg:y2="14.986cm">
          <text:p/>
        </draw:line>
        <draw:line draw:style-name="gr3" draw:text-style-name="P1" draw:layer="layout" svg:x1="2.859cm" svg:y1="1.761cm" svg:x2="11.176cm" svg:y2="1.759cm">
          <text:p/>
        </draw:line>
        <draw:line draw:style-name="gr3" draw:text-style-name="P1" draw:layer="layout" svg:x1="2.834cm" svg:y1="2.761cm" svg:x2="12.954cm" svg:y2="2.76cm">
          <text:p/>
        </draw:line>
        <draw:line draw:style-name="gr3" draw:text-style-name="P1" draw:layer="layout" svg:x1="2.809cm" svg:y1="3.762cm" svg:x2="14.478cm" svg:y2="3.759cm">
          <text:p/>
        </draw:line>
        <draw:line draw:style-name="gr3" draw:text-style-name="P1" draw:layer="layout" svg:x1="4.659cm" svg:y1="12.957cm" svg:x2="12.976cm" svg:y2="12.955cm">
          <text:p/>
        </draw:line>
        <draw:line draw:style-name="gr3" draw:text-style-name="P1" draw:layer="layout" svg:x1="3.434cm" svg:y1="13.957cm" svg:x2="13.554cm" svg:y2="13.956cm">
          <text:p/>
        </draw:line>
        <draw:line draw:style-name="gr3" draw:text-style-name="P1" draw:layer="layout" svg:x1="3.409cm" svg:y1="14.958cm" svg:x2="15.078cm" svg:y2="14.955cm">
          <text:p/>
        </draw:line>
        <draw:line draw:style-name="gr4" draw:text-style-name="P1" draw:layer="layout" svg:x1="24.13cm" svg:y1="6.858cm" svg:x2="12.77cm" svg:y2="6.804cm">
          <text:p/>
        </draw:line>
        <draw:line draw:style-name="gr4" draw:text-style-name="P1" draw:layer="layout" svg:x1="20.898cm" svg:y1="9.804cm" svg:x2="12.77cm" svg:y2="9.804cm">
          <text:p/>
        </draw:line>
        <draw:line draw:style-name="gr4" draw:text-style-name="P1" draw:layer="layout" svg:x1="12.77cm" svg:y1="6.804cm" svg:x2="12.77cm" svg:y2="9.804cm">
          <text:p/>
        </draw:line>
        <draw:frame draw:style-name="gr5" draw:text-style-name="P2" draw:layer="layout" svg:width="1.316cm" svg:height="1.356cm" svg:x="1.724cm" svg:y="1.0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1.724cm" svg:y="1.9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1.724cm" svg:y="3.056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1.724cm" svg:y="13.2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1.724cm" svg:y="14.356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1.724cm" svg:y="12.25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46cm" svg:y="13.192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46cm" svg:y="14.292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20.946cm" svg:y="12.192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54cm" svg:y="2.01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054cm" svg:y="3.116cm">
          <draw:text-box>
            <text:p text:style-name="P2"><text:span text:style-name="T1">d</text:span></text:p>
          </draw:text-box>
        </draw:frame>
        <draw:frame draw:style-name="gr5" draw:text-style-name="P2" draw:layer="layout" svg:width="1.316cm" svg:height="1.356cm" svg:x="24.054cm" svg:y="1.016cm">
          <draw:text-box>
            <text:p text:style-name="P2"><text:span text:style-name="T1">u</text:span></text:p>
          </draw:text-box>
        </draw:frame>
        <draw:frame draw:style-name="gr5" draw:text-style-name="P2" draw:layer="layout" svg:width="1.316cm" svg:height="1.356cm" svg:x="24.128cm" svg:y="6.096cm">
          <draw:text-box>
            <text:p text:style-name="P2"><text:span text:style-name="T1">s</text:span></text:p>
          </draw:text-box>
        </draw:frame>
        <draw:frame draw:style-name="gr5" draw:text-style-name="P3" draw:layer="layout" svg:width="1.316cm" svg:height="1.356cm" svg:x="20.928cm" svg:y="9.096cm">
          <draw:text-box>
            <text:p text:style-name="P3"><text:span text:style-name="T2">s</text:span></text:p>
          </draw:text-box>
        </draw:frame>
        <draw:frame draw:style-name="gr5" draw:text-style-name="P4" draw:layer="layout" svg:width="1.316cm" svg:height="1.356cm" svg:x="11.428cm" svg:y="4.696cm">
          <draw:text-box>
            <text:p text:style-name="P2"><text:span text:style-name="T3">γ</text:span></text:p>
          </draw:text-box>
        </draw:frame>
        <draw:frame draw:style-name="gr5" draw:text-style-name="P2" draw:layer="layout" svg:width="1.316cm" svg:height="1.356cm" svg:x="11.428cm" svg:y="10.496cm">
          <draw:text-box>
            <text:p text:style-name="P2"><text:span text:style-name="T3">γ</text:span></text:p>
          </draw:text-box>
        </draw:frame>
        <draw:line draw:style-name="gr3" draw:text-style-name="P1" draw:layer="layout" svg:x1="13.716cm" svg:y1="6.806cm" svg:x2="17.018cm" svg:y2="6.804cm">
          <text:p/>
        </draw:line>
        <draw:line draw:style-name="gr3" draw:text-style-name="P1" draw:layer="layout" svg:x1="12.77cm" svg:y1="8.892cm" svg:x2="12.77cm" svg:y2="7.366cm">
          <text:p/>
        </draw:line>
        <draw:line draw:style-name="gr3" draw:text-style-name="P1" draw:layer="layout" svg:x1="17.272cm" svg:y1="9.804cm" svg:x2="14.478cm" svg:y2="9.804cm">
          <text:p/>
        </draw:line>
        <draw:custom-shape draw:style-name="gr8" draw:text-style-name="P1" draw:layer="Layout" svg:width="1.778cm" svg:height="4.318cm" svg:x="1.42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78cm" svg:height="4.318cm" svg:x="1.425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78cm" svg:height="4.318cm" svg:x="23.725cm" svg:y="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78cm" svg:height="4.912cm" svg:x="20.574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78cm" svg:height="11.176cm" svg:x="23.77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316cm" svg:height="1.356cm" svg:x="0.224cm" svg:y="2.156cm">
          <draw:text-box>
            <text:p text:style-name="P2"><text:span text:style-name="T1">p</text:span></text:p>
          </draw:text-box>
        </draw:frame>
        <draw:frame draw:style-name="gr5" draw:text-style-name="P2" draw:layer="layout" svg:width="1.316cm" svg:height="1.356cm" svg:x="0.224cm" svg:y="13.256cm">
          <draw:text-box>
            <text:p text:style-name="P2"><text:span text:style-name="T1">p</text:span></text:p>
          </draw:text-box>
        </draw:frame>
        <draw:frame draw:style-name="gr5" draw:text-style-name="P2" draw:layer="layout" svg:width="1.316cm" svg:height="1.356cm" svg:x="25.624cm" svg:y="2.056cm">
          <draw:text-box>
            <text:p text:style-name="P2"><text:span text:style-name="T1">p</text:span></text:p>
          </draw:text-box>
        </draw:frame>
        <draw:frame draw:style-name="gr5" draw:text-style-name="P2" draw:layer="layout" svg:width="1.554cm" svg:height="1.394cm" svg:x="25.624cm" svg:y="10.056cm">
          <draw:text-box>
            <text:p text:style-name="P2"><text:span text:style-name="T3">Λ</text:span><text:span text:style-name="T5">0</text:span></text:p>
          </draw:text-box>
        </draw:frame>
        <draw:frame draw:style-name="gr5" draw:text-style-name="P2" draw:layer="layout" svg:width="1.59cm" svg:height="1.394cm" svg:x="19.05cm" svg:y="10.456cm">
          <draw:text-box>
            <text:p text:style-name="P2"><text:span text:style-name="T3">K</text:span><text:span text:style-name="T4">+</text:span></text:p>
          </draw:text-box>
        </draw:frame>
        <draw:frame draw:style-name="gr5" draw:text-style-name="P2" draw:layer="layout" svg:width="9.106cm" svg:height="1.394cm" svg:x="0.3cm" svg:y="17.126cm">
          <draw:text-box>
            <text:p text:style-name="P2"><text:span text:style-name="T3">p+p→</text:span><text:span text:style-name="T3">p+</text:span><text:span text:style-name="T3">Λ</text:span><text:span text:style-name="T5">0</text:span><text:span text:style-name="T3">+K</text:span><text:span text:style-name="T4">+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40:37.578664734</meta:creation-date>
    <dc:date>2015-04-15T22:14:00.590367454</dc:date>
    <meta:editing-duration>PT17M53S</meta:editing-duration>
    <meta:editing-cycles>4</meta:editing-cycles>
    <meta:generator>LibreOffice/4.2.7.2$Linux_X86_64 LibreOffice_project/420m0$Build-2</meta:generator>
    <meta:document-statistic meta:object-count="119"/>
  </office:meta>
</office:document-meta>
</file>